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e1305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e1305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1f4b8d"/>
    </style:style>
    <style:style style:name="P5" style:family="paragraph" style:parent-style-name="Standard">
      <style:text-properties officeooo:paragraph-rsid="001ff35b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paragraph-rsid="001e130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e130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25faa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26959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26bc8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41fa7" officeooo:paragraph-rsid="00241fa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5faae" officeooo:paragraph-rsid="0025faa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69591" officeooo:paragraph-rsid="00269591" style:font-size-asian="10.5pt" style:font-weight-asian="normal" style:font-size-complex="12pt" style:font-weight-complex="normal"/>
    </style:style>
    <style:style style:name="T1" style:family="text">
      <style:text-properties officeooo:rsid="00241fa7"/>
    </style:style>
    <style:style style:name="T2" style:family="text">
      <style:text-properties officeooo:rsid="0025faa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9591" style:font-weight-asian="bold" style:font-weight-complex="bold"/>
    </style:style>
    <style:style style:name="T5" style:family="text">
      <style:text-properties officeooo:rsid="0026bc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ster Thesis Plan</text:p>
      <text:p text:style-name="Standard"/>
      <text:p text:style-name="Standard">Duration: October – March</text:p>
      <text:p text:style-name="Standard"/>
      <text:p text:style-name="Standard">Overview:</text:p>
      <text:p text:style-name="Standard"/>
      <text:p text:style-name="P1">October : Determine the main direction/topic</text:p>
      <text:p text:style-name="P1"/>
      <text:p text:style-name="P1">November : Get familiar with the main paper and corresponding algorithm</text:p>
      <text:p text:style-name="P1"/>
      <text:p text:style-name="P1">December : Set up the environment for the whole research and collect date for further learning algorithm</text:p>
      <text:p text:style-name="P1"/>
      <text:p text:style-name="P1">January : Implement the main algorithm and test</text:p>
      <text:p text:style-name="P1"/>
      <text:p text:style-name="P1">February : Contribute to the main algorithm i.e. improve the NN or add some new approaches</text:p>
      <text:p text:style-name="P1"/>
      <text:p text:style-name="P1">March : Write the thesis</text:p>
      <text:p text:style-name="P1"/>
      <text:p text:style-name="P1"/>
      <text:p text:style-name="P1">Detailed plan:</text:p>
      <text:p text:style-name="P1"/>
      <text:p text:style-name="P1">October :</text:p>
      <text:p text:style-name="P1">10.19 - 10. 31 : Read papers and have online courses regarding to Deep learning and Reinforcement learning, Define the main topic and direction of the research.</text:p>
      <text:p text:style-name="P1"/>
      <text:p text:style-name="P1">November :</text:p>
      <text:p text:style-name="P1">11.1 - 11.14 : Define main papers and think about the main simulator (Rlbench, Bullet simulator）</text:p>
      <text:p text:style-name="P1">real robotic system.</text:p>
      <text:p text:style-name="P1">11.15 <text:s/>- 11.30 : proceed the main paper and get familiar with the main algorithm</text:p>
      <text:p text:style-name="P1"/>
      <text:p text:style-name="P1">December : </text:p>
      <text:p text:style-name="P1">12.1 - 12.14 : set up the environment including the virtual environment and the preparation of the robotic system.</text:p>
      <text:p text:style-name="P1">12.15 <text:s/>- 12.31 : Collect the data (from real robot or directly from the data set online or from the simulator) and data pre – processing for further learning algorithm</text:p>
      <text:p text:style-name="P1"/>
      <text:p text:style-name="P1">January : </text:p>
      <text:p text:style-name="P1">1.1 <text:s/>- 1.14 : implement the algorithm with the dataset</text:p>
      <text:p text:style-name="P4">1.15 - 1.31 : Test the performance of the algorithm and compare with other algorithm</text:p>
      <text:p text:style-name="P4"/>
      <text:p text:style-name="P4">February :</text:p>
      <text:p text:style-name="P4">2.1 - 2. 14 : Try to modify the NN and analyze the algorithm</text:p>
      <text:p text:style-name="P5">2.15 - 2.28 : Test the performance of modified NN or algorithm, Do the test on the real robotic system to see the performance and the generalization capability.</text:p>
      <text:p text:style-name="P5"/>
      <text:p text:style-name="P5">March :</text:p>
      <text:p text:style-name="P5">Plot the figures and write the thesis. </text:p>
      <text:p text:style-name="P1"/>
      <text:p text:style-name="P1"/>
      <text:p text:style-name="P1"/>
      <text:p text:style-name="P1"/>
      <text:p text:style-name="P3"><text:soft-page-break/>Master thesis Topics </text:p>
      <text:p text:style-name="P6"/>
      <text:p text:style-name="P6">Ideas:</text:p>
      <text:p text:style-name="P6"/>
      <text:p text:style-name="P7"><text:span text:style-name="T3">TASK : Grasping</text:span> </text:p>
      <text:p text:style-name="P13">Basic paper:</text:p>
      <text:p text:style-name="P10"><text:a xlink:type="simple" xlink:href="https://www.researchgate.net/profile/Dmitry_Kalashnikov2/publication/326029397_QT-Opt_Scalable_Deep_Reinforcement_Learning_for_Vision-Based_Robotic_Manipulation/links/5e9db1eda6fdcca78928bc6d/QT-Opt-Scalable-Deep-Reinforcement-Learning-for-Vision-Based-Robotic-Manipulation.pdf" text:style-name="Internet_20_link" text:visited-style-name="Visited_20_Internet_20_Link">https://www.researchgate.net/profile/Dmitry_Kalashnikov2/publication/326029397_QT-Opt_Scalable_Deep_Reinforcement_Learning_for_Vision-Based_Robotic_Manipulation/links/5e9db1eda6fdcca78928bc6d/QT-Opt-Scalable-Deep-Reinforcement-Learning-for-Vision-Based-Robotic-Manipulation.pdf</text:a></text:p>
      <text:p text:style-name="P10"/>
      <text:p text:style-name="P10">Background: </text:p>
      <text:p text:style-name="P7">Option1 : grasp matrix</text:p>
      <text:p text:style-name="P7">Option2 : <text:span text:style-name="T1">learning based method</text:span></text:p>
      <text:p text:style-name="P11"><text:tab/> <text:s text:c="4"/>current approaches : predict “grasp poses” → choose best location → open loop planner to reach</text:p>
      <text:p text:style-name="P11"/>
      <text:p text:style-name="P11">Alternative : RL + Deep Neural networks, dynamic closed-loop control , policy performs pre-grasp manipulation enables dynamic disturbance.</text:p>
      <text:p text:style-name="P11"/>
      <text:p text:style-name="P12">Can be improved<text:span text:style-name="T5">(maybe)</text:span>: </text:p>
      <text:p text:style-name="P12"/>
      <text:p text:style-name="P12">1. action space</text:p>
      <text:p text:style-name="P12">former : 4D (dx,dy,dz,rz)</text:p>
      <text:p text:style-name="P12">current: 6D pose action→ generalization</text:p>
      <text:p text:style-name="P12"/>
      <text:p text:style-name="P12">2. grippe → robot hand</text:p>
      <text:p text:style-name="P12"/>
      <text:p text:style-name="P12">https://journals.sagepub.com/doi/pdf/10.1177/0278364919887447</text:p>
      <text:p text:style-name="P12"/>
      <text:p text:style-name="P12">3. reward</text:p>
      <text:p text:style-name="P12">Former : Grasp success detection depends on the image information</text:p>
      <text:p text:style-name="P12">current : force sensor or haptic sensor </text:p>
      <text:p text:style-name="P12"/>
      <text:p text:style-name="P13">4. Input data</text:p>
      <text:p text:style-name="P13">From simulator to real world data to enable generalization</text:p>
      <text:p text:style-name="P13"/>
      <text:p text:style-name="P13"><text:a xlink:type="simple" xlink:href="https://openaccess.thecvf.com/content_CVPR_2019/papers/James_Sim-To-Real_via_Sim-To-Sim_Data-Efficient_Robotic_Grasping_via_Randomized-To-Canonical_Adaptation_Networks_CVPR_2019_paper.pdf" text:style-name="Internet_20_link" text:visited-style-name="Visited_20_Internet_20_Link">https://openaccess.thecvf.com/content_CVPR_2019/papers/James_Sim-To-Real_via_Sim-To-Sim_Data-Efficient_Robotic_Grasping_via_Randomized-To-Canonical_Adaptation_Networks_CVPR_2019_paper.pdf</text:a></text:p>
      <text:p text:style-name="P13"/>
      <text:p text:style-name="P13">https://arxiv.org/pdf/1810.05687.pdf</text:p>
      <text:p text:style-name="P11"><text:tab/> </text:p>
      <text:p text:style-name="P8"><text:span text:style-name="T2">Difficulties : Data collection, environment set up when implemented on the real robotic system</text:span></text:p>
      <text:p text:style-name="P7"/>
      <text:p text:style-name="P7"/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/></text:p>
      <text:p text:style-name="P9"><text:span text:style-name="T3">TASK : </text:span><text:span text:style-name="T4">Peg in hole</text:span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1:30:59.763241841</meta:creation-date>
    <dc:date>2020-10-21T16:01:05.631725511</dc:date>
    <meta:editing-duration>PT15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53" meta:word-count="395" meta:character-count="2880" meta:non-whitespace-character-count="2517"/>
  </office:meta>
</office:document-meta>
</file>